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1.5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fir_order=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>
            <text:p>state</text:p>
          </table:table-cell>
          <table:table-cell office:value-type="string">
            <text:p>stb</text:p>
          </table:table-cell>
          <table:table-cell office:value-type="string">
            <text:p>sr.sel</text:p>
          </table:table-cell>
          <table:table-cell office:value-type="string">
            <text:p>sr.en</text:p>
          </table:table-cell>
          <table:table-cell office:value-type="string">
            <text:p>sr.last</text:p>
          </table:table-cell>
          <table:table-cell office:value-type="string">
            <text:p>fsm_index</text:p>
          </table:table-cell>
          <table:table-cell office:value-type="string">
            <text:p>coeff_index</text:p>
          </table:table-cell>
          <table:table-cell office:value-type="string">
            <text:p>coeff</text:p>
          </table:table-cell>
          <table:table-cell office:value-type="string">
            <text:p>mac.in_a</text:p>
          </table:table-cell>
          <table:table-cell office:value-type="string">
            <text:p>mac.in_b</text:p>
          </table:table-cell>
          <table:table-cell office:value-type="string">
            <text:p>mac.mult_out</text:p>
          </table:table-cell>
          <table:table-cell office:value-type="string">
            <text:p>mac.clr</text:p>
          </table:table-cell>
          <table:table-cell office:value-type="string">
            <text:p>mac.acc_out</text:p>
          </table:table-cell>
          <table:table-cell office:value-type="string">
            <text:p>mac.stb</text:p>
          </table:table-cell>
          <table:table-cell office:value-type="string">
            <text:p>mac.mac_out</text:p>
          </table:table-cell>
          <table:table-cell office:value-type="string">
            <text:p>rdy</text:p>
          </table:table-cell>
        </table:table-row>
        <table:table-row table:style-name="ro1">
          <table:table-cell office:value-type="string">
            <text:p>rese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log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n-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OM(0)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-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OM(1)</text:p>
          </table:table-cell>
          <table:table-cell office:value-type="string">
            <text:p>ROM(0)</text:p>
          </table:table-cell>
          <table:table-cell office:value-type="string">
            <text:p>n-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ultiply_and_add</text:p>
          </table:table-cell>
          <table:table-cell table:number-columns-repeated="3"/>
          <table:table-cell office:value-type="string">
            <text:p>n-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OM(2)</text:p>
          </table:table-cell>
          <table:table-cell office:value-type="string">
            <text:p>ROM(1)</text:p>
          </table:table-cell>
          <table:table-cell office:value-type="string">
            <text:p>n-1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-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ROM(3)</text:p>
          </table:table-cell>
          <table:table-cell office:value-type="string">
            <text:p>ROM(2)</text:p>
          </table:table-cell>
          <table:table-cell office:value-type="string">
            <text:p>n-2</text:p>
          </table:table-cell>
          <table:table-cell table:style-name="ce1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-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ROM(4)</text:p>
          </table:table-cell>
          <table:table-cell office:value-type="string">
            <text:p>ROM(3)</text:p>
          </table:table-cell>
          <table:table-cell office:value-type="string">
            <text:p>n-3</text:p>
          </table:table-cell>
          <table:table-cell table:style-name="ce1" office:value-type="float" office:value="3">
            <text:p>3</text:p>
          </table:table-cell>
          <table:table-cell/>
          <table:table-cell office:value-type="string">
            <text:p>1+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-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ROM(5)</text:p>
          </table:table-cell>
          <table:table-cell office:value-type="string">
            <text:p>ROM(4)</text:p>
          </table:table-cell>
          <table:table-cell office:value-type="string">
            <text:p>n-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+2+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-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ROM(6)</text:p>
          </table:table-cell>
          <table:table-cell office:value-type="string">
            <text:p>ROM(5)</text:p>
          </table:table-cell>
          <table:table-cell office:value-type="string">
            <text:p>n-5</text:p>
          </table:table-cell>
          <table:table-cell table:style-name="ce1" office:value-type="float" office:value="5">
            <text:p>5</text:p>
          </table:table-cell>
          <table:table-cell/>
          <table:table-cell office:value-type="string">
            <text:p>1+2+3+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-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ROM(7)</text:p>
          </table:table-cell>
          <table:table-cell office:value-type="string">
            <text:p>ROM(6)</text:p>
          </table:table-cell>
          <table:table-cell office:value-type="string">
            <text:p>n-6</text:p>
          </table:table-cell>
          <table:table-cell table:style-name="ce1" office:value-type="float" office:value="6">
            <text:p>6</text:p>
          </table:table-cell>
          <table:table-cell/>
          <table:table-cell office:value-type="string">
            <text:p>1+2+3+4+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-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ROM(8)</text:p>
          </table:table-cell>
          <table:table-cell office:value-type="string">
            <text:p>ROM(7)</text:p>
          </table:table-cell>
          <table:table-cell office:value-type="string">
            <text:p>n-7</text:p>
          </table:table-cell>
          <table:table-cell table:style-name="ce1" office:value-type="float" office:value="7">
            <text:p>7</text:p>
          </table:table-cell>
          <table:table-cell/>
          <table:table-cell office:value-type="string">
            <text:p>1+2+3+..+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-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ROM(9)</text:p>
          </table:table-cell>
          <table:table-cell office:value-type="string">
            <text:p>ROM(8)</text:p>
          </table:table-cell>
          <table:table-cell office:value-type="string">
            <text:p>n-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1+2+3+..+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-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ROM(10)</text:p>
          </table:table-cell>
          <table:table-cell office:value-type="string">
            <text:p>ROM(9)</text:p>
          </table:table-cell>
          <table:table-cell office:value-type="string">
            <text:p>n-9</text:p>
          </table:table-cell>
          <table:table-cell table:style-name="ce1" office:value-type="float" office:value="9">
            <text:p>9</text:p>
          </table:table-cell>
          <table:table-cell/>
          <table:table-cell office:value-type="string">
            <text:p>1+2+3+..+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-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ROM(11)</text:p>
          </table:table-cell>
          <table:table-cell office:value-type="string">
            <text:p>ROM(10)</text:p>
          </table:table-cell>
          <table:table-cell office:value-type="string">
            <text:p>n-10</text:p>
          </table:table-cell>
          <table:table-cell table:style-name="ce1" office:value-type="float" office:value="10">
            <text:p>10</text:p>
          </table:table-cell>
          <table:table-cell/>
          <table:table-cell office:value-type="string">
            <text:p>1+2+3+..+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-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ROM(12)</text:p>
          </table:table-cell>
          <table:table-cell office:value-type="string">
            <text:p>ROM(11)</text:p>
          </table:table-cell>
          <table:table-cell office:value-type="string">
            <text:p>n-11</text:p>
          </table:table-cell>
          <table:table-cell table:style-name="ce1" office:value-type="float" office:value="11">
            <text:p>11</text:p>
          </table:table-cell>
          <table:table-cell/>
          <table:table-cell office:value-type="string">
            <text:p>1+2+3+..+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-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ROM(13)</text:p>
          </table:table-cell>
          <table:table-cell office:value-type="string">
            <text:p>ROM(12)</text:p>
          </table:table-cell>
          <table:table-cell office:value-type="string">
            <text:p>n-12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+2+3+..+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epilog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n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ROM(14)</text:p>
          </table:table-cell>
          <table:table-cell office:value-type="string">
            <text:p>ROM(13)</text:p>
          </table:table-cell>
          <table:table-cell office:value-type="string">
            <text:p>n-13</text:p>
          </table:table-cell>
          <table:table-cell table:style-name="ce1" office:value-type="float" office:value="13">
            <text:p>13</text:p>
          </table:table-cell>
          <table:table-cell/>
          <table:table-cell office:value-type="string">
            <text:p>1+2+3+..+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/>
          <table:table-cell office:value-type="string">
            <text:p>ROM(15)</text:p>
          </table:table-cell>
          <table:table-cell office:value-type="string">
            <text:p>ROM(14)</text:p>
          </table:table-cell>
          <table:table-cell office:value-type="string">
            <text:p>n-14</text:p>
          </table:table-cell>
          <table:table-cell table:style-name="ce1" office:value-type="float" office:value="14">
            <text:p>14</text:p>
          </table:table-cell>
          <table:table-cell/>
          <table:table-cell office:value-type="string">
            <text:p>1+2+3+..+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ROM(15)</text:p>
          </table:table-cell>
          <table:table-cell office:value-type="string">
            <text:p>n-15</text:p>
          </table:table-cell>
          <table:table-cell table:style-name="ce1" office:value-type="float" office:value="15">
            <text:p>15</text:p>
          </table:table-cell>
          <table:table-cell/>
          <table:table-cell office:value-type="string">
            <text:p>1+2+3+..+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1+2+3+..+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set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6"/>
          <table:table-cell office:value-type="string">
            <text:p>1+2+3+..+1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string">
            <text:p>1+2+3+..+1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5"/>
          <table:table-cell office:value-type="float" office:value="0">
            <text:p>0</text:p>
          </table:table-cell>
        </table:table-row>
      </table:table>
      <table:table table:name="Tabelle2" table:style-name="ta1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1T14:28:36</meta:creation-date>
    <dc:date>2014-01-01T22:26:39</dc:date>
    <meta:editing-duration>PT7H42M23S</meta:editing-duration>
    <meta:editing-cycles>14</meta:editing-cycles>
    <meta:generator>LibreOffice/3.5$Linux_X86_64 LibreOffice_project/350m1$Build-2</meta:generator>
    <meta:document-statistic meta:table-count="3" meta:cell-count="234" meta:object-count="0"/>
  </office:meta>
</office:document-meta>
</file>